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ackground-color="#95B3D7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fo:background-color="#95B3D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6">
      <style:table-cell-properties fo:background-color="transparent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transparent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Excel_32_Built-in_32_Comma" style:data-style-name="N37">
      <style:table-cell-properties style:vertical-align="automatic" fo:background-color="transparent" style:cell-protect="protected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7" style:family="table-cell" style:parent-style-name="Excel_32_Built-in_32_Comma" style:data-style-name="N37">
      <style:table-cell-properties fo:border-top="none" fo:border-bottom="thin solid #000000" fo:border-left="none" fo:border-right="none" style:vertical-align="automatic" fo:background-color="transparent" style:cell-protect="protected"/>
    </style:style>
    <style:style style:name="ce18" style:family="table-cell" style:parent-style-name="Default" style:data-style-name="N3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3">
      <style:table-cell-properties fo:border-top="none" fo:border-bottom="thin solid #000000" fo:border-left="none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8.94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2" table:default-cell-style-name="ce1"/>
        <table:table-column table:style-name="co6" table:number-columns-repeated="100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HISTÓRICO DE RESULTADOS DO ÍNDICE DE DESEMPENHO NO ATENDIMENTO (ID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ERVIÇO: TELEFONIA MÓ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ERÍODO: JAN/13 A DEZ/13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FONTE: Relatórios do IDA gerados pela Superintendência de Relações com Consumidores<text:s/><text:span text:style-name="T1">( http://www.anatel.gov.br/consumidor/dados-e-rankings/desempenho-no-atendimento#2-histórico)</text:span>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Para maiores informações sobre o cálculo do IDA, favor acessar http://www.anatel.gov.br/consumidor/dados-e-rankings/desempenho-no-atendimento#3-entend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date" office:date-value="2013-01-01T00:00:00" table:style-name="ce5">
            <text:p>jan/13</text:p>
          </table:table-cell>
          <table:table-cell office:value-type="date" office:date-value="2013-02-01T00:00:00" table:style-name="ce5">
            <text:p>fev/13</text:p>
          </table:table-cell>
          <table:table-cell office:value-type="date" office:date-value="2013-03-01T00:00:00" table:style-name="ce5">
            <text:p>mar/13</text:p>
          </table:table-cell>
          <table:table-cell office:value-type="date" office:date-value="2013-04-01T00:00:00" table:style-name="ce5">
            <text:p>abr/13</text:p>
          </table:table-cell>
          <table:table-cell office:value-type="date" office:date-value="2013-05-01T00:00:00" table:style-name="ce5">
            <text:p>mai/13</text:p>
          </table:table-cell>
          <table:table-cell office:value-type="date" office:date-value="2013-06-01T00:00:00" table:style-name="ce5">
            <text:p>jun/13</text:p>
          </table:table-cell>
          <table:table-cell office:value-type="date" office:date-value="2013-07-01T00:00:00" table:style-name="ce5">
            <text:p>jul/13</text:p>
          </table:table-cell>
          <table:table-cell office:value-type="date" office:date-value="2013-08-01T00:00:00" table:style-name="ce5">
            <text:p>ago/13</text:p>
          </table:table-cell>
          <table:table-cell office:value-type="date" office:date-value="2013-09-01T00:00:00" table:style-name="ce5">
            <text:p>set/13</text:p>
          </table:table-cell>
          <table:table-cell office:value-type="date" office:date-value="2013-10-01T00:00:00" table:style-name="ce5">
            <text:p>out/13</text:p>
          </table:table-cell>
          <table:table-cell office:value-type="date" office:date-value="2013-11-01T00:00:00" table:style-name="ce5">
            <text:p>nov/13</text:p>
          </table:table-cell>
          <table:table-cell office:value-type="date" office:date-value="2013-12-01T00:00:00" table:style-name="ce5">
            <text:p>dez/1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3.04" table:style-name="ce7">
            <text:p>83,040</text:p>
          </table:table-cell>
          <table:table-cell office:value-type="float" office:value="84.593000000000004" table:style-name="ce7">
            <text:p>84,593</text:p>
          </table:table-cell>
          <table:table-cell office:value-type="float" office:value="76.465999999999994" table:style-name="ce7">
            <text:p>76,466</text:p>
          </table:table-cell>
          <table:table-cell office:value-type="float" office:value="80.444000000000003" table:style-name="ce7">
            <text:p>80,444</text:p>
          </table:table-cell>
          <table:table-cell office:value-type="float" office:value="74.171999999999997" table:style-name="ce7">
            <text:p>74,172</text:p>
          </table:table-cell>
          <table:table-cell office:value-type="float" office:value="76.132999999999996" table:style-name="ce7">
            <text:p>76,133</text:p>
          </table:table-cell>
          <table:table-cell office:value-type="float" office:value="75.075999999999993" table:style-name="ce7">
            <text:p>75,076</text:p>
          </table:table-cell>
          <table:table-cell office:value-type="float" office:value="80.950999999999993" table:style-name="ce7">
            <text:p>80,951</text:p>
          </table:table-cell>
          <table:table-cell office:value-type="float" office:value="85.477999999999994" table:style-name="ce7">
            <text:p>85,478</text:p>
          </table:table-cell>
          <table:table-cell office:value-type="float" office:value="83.662000000000006" table:style-name="ce7">
            <text:p>83,662</text:p>
          </table:table-cell>
          <table:table-cell office:value-type="float" office:value="87.221000000000004" table:style-name="ce7">
            <text:p>87,221</text:p>
          </table:table-cell>
          <table:table-cell office:value-type="float" office:value="87.326999999999998" table:style-name="ce8">
            <text:p>87,327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TBC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6.05" table:style-name="ce7">
            <text:p>96,050</text:p>
          </table:table-cell>
          <table:table-cell office:value-type="float" office:value="96.2" table:style-name="ce7">
            <text:p>96,200</text:p>
          </table:table-cell>
          <table:table-cell office:value-type="float" office:value="93.25" table:style-name="ce7">
            <text:p>93,250</text:p>
          </table:table-cell>
          <table:table-cell office:value-type="float" office:value="87.766000000000005" table:style-name="ce7">
            <text:p>87,766</text:p>
          </table:table-cell>
          <table:table-cell office:value-type="float" office:value="95.95" table:style-name="ce7">
            <text:p>95,950</text:p>
          </table:table-cell>
          <table:table-cell office:value-type="float" office:value="89.74" table:style-name="ce7">
            <text:p>89,740</text:p>
          </table:table-cell>
          <table:table-cell office:value-type="float" office:value="93.15" table:style-name="ce7">
            <text:p>93,150</text:p>
          </table:table-cell>
          <table:table-cell office:value-type="float" office:value="77.888999999999996" table:style-name="ce7">
            <text:p>77,889</text:p>
          </table:table-cell>
          <table:table-cell office:value-type="float" office:value="87.090999999999994" table:style-name="ce7">
            <text:p>87,091</text:p>
          </table:table-cell>
          <table:table-cell office:value-type="float" office:value="92.6" table:style-name="ce7">
            <text:p>92,600</text:p>
          </table:table-cell>
          <table:table-cell office:value-type="float" office:value="82.158000000000001" table:style-name="ce7">
            <text:p>82,158</text:p>
          </table:table-cell>
          <table:table-cell office:value-type="float" office:value="82.045000000000002" table:style-name="ce8">
            <text:p>82,045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OI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3.76" table:style-name="ce7">
            <text:p>63,760</text:p>
          </table:table-cell>
          <table:table-cell office:value-type="float" office:value="76.954999999999998" table:style-name="ce7">
            <text:p>76,955</text:p>
          </table:table-cell>
          <table:table-cell office:value-type="float" office:value="66.427999999999997" table:style-name="ce7">
            <text:p>66,428</text:p>
          </table:table-cell>
          <table:table-cell office:value-type="float" office:value="65.911000000000001" table:style-name="ce7">
            <text:p>65,911</text:p>
          </table:table-cell>
          <table:table-cell office:value-type="float" office:value="62.954999999999998" table:style-name="ce7">
            <text:p>62,955</text:p>
          </table:table-cell>
          <table:table-cell office:value-type="float" office:value="62.575000000000003" table:style-name="ce7">
            <text:p>62,575</text:p>
          </table:table-cell>
          <table:table-cell office:value-type="float" office:value="53.728000000000002" table:style-name="ce7">
            <text:p>53,728</text:p>
          </table:table-cell>
          <table:table-cell office:value-type="float" office:value="61.825000000000003" table:style-name="ce7">
            <text:p>61,825</text:p>
          </table:table-cell>
          <table:table-cell office:value-type="float" office:value="72.938999999999993" table:style-name="ce7">
            <text:p>72,939</text:p>
          </table:table-cell>
          <table:table-cell office:value-type="float" office:value="71.572000000000003" table:style-name="ce7">
            <text:p>71,572</text:p>
          </table:table-cell>
          <table:table-cell office:value-type="float" office:value="76.22" table:style-name="ce7">
            <text:p>76,220</text:p>
          </table:table-cell>
          <table:table-cell office:value-type="float" office:value="79.519000000000005" table:style-name="ce8">
            <text:p>79,519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 Celul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1.667000000000002" table:style-name="ce7">
            <text:p>91,667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68.75" table:style-name="ce8">
            <text:p>68,750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 GS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1.7" table:style-name="ce7">
            <text:p>91,700</text:p>
          </table:table-cell>
          <table:table-cell office:value-type="float" office:value="92.5" table:style-name="ce7">
            <text:p>92,500</text:p>
          </table:table-cell>
          <table:table-cell office:value-type="float" office:value="90.55" table:style-name="ce7">
            <text:p>90,550</text:p>
          </table:table-cell>
          <table:table-cell office:value-type="float" office:value="92.05" table:style-name="ce7">
            <text:p>92,050</text:p>
          </table:table-cell>
          <table:table-cell office:value-type="float" office:value="89.65" table:style-name="ce7">
            <text:p>89,650</text:p>
          </table:table-cell>
          <table:table-cell office:value-type="float" office:value="93" table:style-name="ce7">
            <text:p>93,000</text:p>
          </table:table-cell>
          <table:table-cell office:value-type="float" office:value="90.45" table:style-name="ce7">
            <text:p>90,450</text:p>
          </table:table-cell>
          <table:table-cell office:value-type="float" office:value="89.3" table:style-name="ce7">
            <text:p>89,300</text:p>
          </table:table-cell>
          <table:table-cell office:value-type="float" office:value="86.197999999999993" table:style-name="ce7">
            <text:p>86,198</text:p>
          </table:table-cell>
          <table:table-cell office:value-type="float" office:value="90.15" table:style-name="ce7">
            <text:p>90,150</text:p>
          </table:table-cell>
          <table:table-cell office:value-type="float" office:value="91.85" table:style-name="ce7">
            <text:p>91,850</text:p>
          </table:table-cell>
          <table:table-cell office:value-type="float" office:value="90.4" table:style-name="ce8">
            <text:p>90,400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Vivo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95.05" table:style-name="ce10">
            <text:p>95,050</text:p>
          </table:table-cell>
          <table:table-cell office:value-type="float" office:value="93.900999999999996" table:style-name="ce10">
            <text:p>93,901</text:p>
          </table:table-cell>
          <table:table-cell office:value-type="float" office:value="95.3" table:style-name="ce10">
            <text:p>95,300</text:p>
          </table:table-cell>
          <table:table-cell office:value-type="float" office:value="93.85" table:style-name="ce10">
            <text:p>93,850</text:p>
          </table:table-cell>
          <table:table-cell office:value-type="float" office:value="94" table:style-name="ce10">
            <text:p>94,000</text:p>
          </table:table-cell>
          <table:table-cell office:value-type="float" office:value="94.9" table:style-name="ce10">
            <text:p>94,900</text:p>
          </table:table-cell>
          <table:table-cell office:value-type="float" office:value="92.8" table:style-name="ce10">
            <text:p>92,800</text:p>
          </table:table-cell>
          <table:table-cell office:value-type="float" office:value="91.1" table:style-name="ce10">
            <text:p>91,100</text:p>
          </table:table-cell>
          <table:table-cell office:value-type="float" office:value="90.75" table:style-name="ce10">
            <text:p>90,750</text:p>
          </table:table-cell>
          <table:table-cell office:value-type="float" office:value="91.85" table:style-name="ce10">
            <text:p>91,850</text:p>
          </table:table-cell>
          <table:table-cell office:value-type="float" office:value="92.4" table:style-name="ce10">
            <text:p>92,400</text:p>
          </table:table-cell>
          <table:table-cell office:value-type="float" office:value="93.75" table:style-name="ce11">
            <text:p>93,750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Claro</text:p>
          </table:table-cell>
          <table:table-cell office:value-type="string" table:style-name="ce12">
            <text:p>Quantidade de reclamações</text:p>
          </table:table-cell>
          <table:table-cell office:value-type="float" office:value="27953" table:style-name="ce13">
            <text:p>27953<text:s/></text:p>
          </table:table-cell>
          <table:table-cell office:value-type="float" office:value="26857" table:style-name="ce13">
            <text:p>26857<text:s/></text:p>
          </table:table-cell>
          <table:table-cell office:value-type="float" office:value="30485" table:style-name="ce13">
            <text:p>30485<text:s/></text:p>
          </table:table-cell>
          <table:table-cell office:value-type="float" office:value="31250" table:style-name="ce13">
            <text:p>31250<text:s/></text:p>
          </table:table-cell>
          <table:table-cell office:value-type="float" office:value="31094" table:style-name="ce13">
            <text:p>31094<text:s/></text:p>
          </table:table-cell>
          <table:table-cell office:value-type="float" office:value="28813" table:style-name="ce13">
            <text:p>28813<text:s/></text:p>
          </table:table-cell>
          <table:table-cell office:value-type="float" office:value="31123" table:style-name="ce13">
            <text:p>31123<text:s/></text:p>
          </table:table-cell>
          <table:table-cell office:value-type="float" office:value="29050" table:style-name="ce13">
            <text:p>29050<text:s/></text:p>
          </table:table-cell>
          <table:table-cell office:value-type="float" office:value="25175" table:style-name="ce14">
            <text:p>25.175</text:p>
          </table:table-cell>
          <table:table-cell office:value-type="float" office:value="27727" table:style-name="ce14">
            <text:p>27.727</text:p>
          </table:table-cell>
          <table:table-cell office:value-type="float" office:value="23335" table:style-name="ce14">
            <text:p>23.335</text:p>
          </table:table-cell>
          <table:table-cell office:value-type="float" office:value="23648" table:style-name="ce15">
            <text:p>23.648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CTBC Celular</text:p>
          </table:table-cell>
          <table:table-cell office:value-type="string" table:style-name="ce12">
            <text:p>Quantidade de reclamações</text:p>
          </table:table-cell>
          <table:table-cell office:value-type="float" office:value="214" table:style-name="ce13">
            <text:p>214<text:s/></text:p>
          </table:table-cell>
          <table:table-cell office:value-type="float" office:value="221" table:style-name="ce13">
            <text:p>221<text:s/></text:p>
          </table:table-cell>
          <table:table-cell office:value-type="float" office:value="281" table:style-name="ce13">
            <text:p>281<text:s/></text:p>
          </table:table-cell>
          <table:table-cell office:value-type="float" office:value="291" table:style-name="ce13">
            <text:p>291<text:s/></text:p>
          </table:table-cell>
          <table:table-cell office:value-type="float" office:value="251" table:style-name="ce13">
            <text:p>251<text:s/></text:p>
          </table:table-cell>
          <table:table-cell office:value-type="float" office:value="265" table:style-name="ce13">
            <text:p>265<text:s/></text:p>
          </table:table-cell>
          <table:table-cell office:value-type="float" office:value="311" table:style-name="ce13">
            <text:p>311<text:s/></text:p>
          </table:table-cell>
          <table:table-cell office:value-type="float" office:value="391" table:style-name="ce13">
            <text:p>391<text:s/></text:p>
          </table:table-cell>
          <table:table-cell office:value-type="float" office:value="335" table:style-name="ce6">
            <text:p>335</text:p>
          </table:table-cell>
          <table:table-cell office:value-type="float" office:value="338" table:style-name="ce6">
            <text:p>338</text:p>
          </table:table-cell>
          <table:table-cell office:value-type="float" office:value="323" table:style-name="ce6">
            <text:p>323</text:p>
          </table:table-cell>
          <table:table-cell office:value-type="float" office:value="277" table:style-name="ce1">
            <text:p>277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Oi Celular</text:p>
          </table:table-cell>
          <table:table-cell office:value-type="string" table:style-name="ce12">
            <text:p>Quantidade de reclamações</text:p>
          </table:table-cell>
          <table:table-cell office:value-type="float" office:value="33369" table:style-name="ce13">
            <text:p>33369<text:s/></text:p>
          </table:table-cell>
          <table:table-cell office:value-type="float" office:value="27084" table:style-name="ce13">
            <text:p>27084<text:s/></text:p>
          </table:table-cell>
          <table:table-cell office:value-type="float" office:value="30299" table:style-name="ce13">
            <text:p>30299<text:s/></text:p>
          </table:table-cell>
          <table:table-cell office:value-type="float" office:value="32078" table:style-name="ce13">
            <text:p>32078<text:s/></text:p>
          </table:table-cell>
          <table:table-cell office:value-type="float" office:value="33670" table:style-name="ce13">
            <text:p>33670<text:s/></text:p>
          </table:table-cell>
          <table:table-cell office:value-type="float" office:value="33209" table:style-name="ce13">
            <text:p>33209<text:s/></text:p>
          </table:table-cell>
          <table:table-cell office:value-type="float" office:value="41283" table:style-name="ce13">
            <text:p>41283<text:s/></text:p>
          </table:table-cell>
          <table:table-cell office:value-type="float" office:value="34188" table:style-name="ce13">
            <text:p>34188<text:s/></text:p>
          </table:table-cell>
          <table:table-cell office:value-type="float" office:value="29507" table:style-name="ce14">
            <text:p>29.507</text:p>
          </table:table-cell>
          <table:table-cell office:value-type="float" office:value="30935" table:style-name="ce14">
            <text:p>30.935</text:p>
          </table:table-cell>
          <table:table-cell office:value-type="float" office:value="27685" table:style-name="ce14">
            <text:p>27.685</text:p>
          </table:table-cell>
          <table:table-cell office:value-type="float" office:value="25191" table:style-name="ce15">
            <text:p>25.191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Sercomtel Celular</text:p>
          </table:table-cell>
          <table:table-cell office:value-type="string" table:style-name="ce12">
            <text:p>Quantidade de reclamações</text:p>
          </table:table-cell>
          <table:table-cell office:value-type="float" office:value="5" table:style-name="ce13">
            <text:p>5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office:value-type="float" office:value="4" table:style-name="ce13">
            <text:p>4<text:s/>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TIM GSM</text:p>
          </table:table-cell>
          <table:table-cell office:value-type="string" table:style-name="ce12">
            <text:p>Quantidade de reclamações</text:p>
          </table:table-cell>
          <table:table-cell office:value-type="float" office:value="25841" table:style-name="ce13">
            <text:p>25841<text:s/></text:p>
          </table:table-cell>
          <table:table-cell office:value-type="float" office:value="24734" table:style-name="ce13">
            <text:p>24734<text:s/></text:p>
          </table:table-cell>
          <table:table-cell office:value-type="float" office:value="27731" table:style-name="ce13">
            <text:p>27731<text:s/></text:p>
          </table:table-cell>
          <table:table-cell office:value-type="float" office:value="25647" table:style-name="ce13">
            <text:p>25647<text:s/></text:p>
          </table:table-cell>
          <table:table-cell office:value-type="float" office:value="29317" table:style-name="ce13">
            <text:p>29317<text:s/></text:p>
          </table:table-cell>
          <table:table-cell office:value-type="float" office:value="24541" table:style-name="ce13">
            <text:p>24541<text:s/></text:p>
          </table:table-cell>
          <table:table-cell office:value-type="float" office:value="28437" table:style-name="ce13">
            <text:p>28437<text:s/></text:p>
          </table:table-cell>
          <table:table-cell office:value-type="float" office:value="30206" table:style-name="ce13">
            <text:p>30206<text:s/></text:p>
          </table:table-cell>
          <table:table-cell office:value-type="float" office:value="27018" table:style-name="ce14">
            <text:p>27.018</text:p>
          </table:table-cell>
          <table:table-cell office:value-type="float" office:value="29051" table:style-name="ce14">
            <text:p>29.051</text:p>
          </table:table-cell>
          <table:table-cell office:value-type="float" office:value="26490" table:style-name="ce14">
            <text:p>26.490</text:p>
          </table:table-cell>
          <table:table-cell office:value-type="float" office:value="28759" table:style-name="ce15">
            <text:p>28.759</text:p>
          </table:table-cell>
          <table:table-cell table:number-columns-repeated="16370"/>
        </table:table-row>
        <table:table-row table:style-name="ro2">
          <table:table-cell office:value-type="string" table:style-name="ce16">
            <text:p>Vivo</text:p>
          </table:table-cell>
          <table:table-cell office:value-type="string" table:style-name="ce16">
            <text:p>Quantidade de reclamações</text:p>
          </table:table-cell>
          <table:table-cell office:value-type="float" office:value="22687" table:style-name="ce17">
            <text:p>22687<text:s/></text:p>
          </table:table-cell>
          <table:table-cell office:value-type="float" office:value="20798" table:style-name="ce17">
            <text:p>20798<text:s/></text:p>
          </table:table-cell>
          <table:table-cell office:value-type="float" office:value="22356" table:style-name="ce17">
            <text:p>22356<text:s/></text:p>
          </table:table-cell>
          <table:table-cell office:value-type="float" office:value="24613" table:style-name="ce17">
            <text:p>24613<text:s/></text:p>
          </table:table-cell>
          <table:table-cell office:value-type="float" office:value="24321" table:style-name="ce17">
            <text:p>24321<text:s/></text:p>
          </table:table-cell>
          <table:table-cell office:value-type="float" office:value="22975" table:style-name="ce17">
            <text:p>22975<text:s/></text:p>
          </table:table-cell>
          <table:table-cell office:value-type="float" office:value="26332" table:style-name="ce17">
            <text:p>26332<text:s/></text:p>
          </table:table-cell>
          <table:table-cell office:value-type="float" office:value="29138" table:style-name="ce17">
            <text:p>29138<text:s/></text:p>
          </table:table-cell>
          <table:table-cell office:value-type="float" office:value="29485" table:style-name="ce18">
            <text:p>29.485</text:p>
          </table:table-cell>
          <table:table-cell office:value-type="float" office:value="28065" table:style-name="ce18">
            <text:p>28.065</text:p>
          </table:table-cell>
          <table:table-cell office:value-type="float" office:value="27344" table:style-name="ce18">
            <text:p>27.344</text:p>
          </table:table-cell>
          <table:table-cell office:value-type="float" office:value="25078" table:style-name="ce19">
            <text:p>25.078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Claro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65555652" table:style-name="ce13">
            <text:p>65555652<text:s/></text:p>
          </table:table-cell>
          <table:table-cell office:value-type="float" office:value="66070644" table:style-name="ce13">
            <text:p>66070644<text:s/></text:p>
          </table:table-cell>
          <table:table-cell office:value-type="float" office:value="66308256" table:style-name="ce13">
            <text:p>66308256<text:s/></text:p>
          </table:table-cell>
          <table:table-cell office:value-type="float" office:value="66084450" table:style-name="ce13">
            <text:p>66084450<text:s/></text:p>
          </table:table-cell>
          <table:table-cell office:value-type="float" office:value="66516631" table:style-name="ce13">
            <text:p>66516631<text:s/></text:p>
          </table:table-cell>
          <table:table-cell office:value-type="float" office:value="66472435" table:style-name="ce13">
            <text:p>66472435<text:s/></text:p>
          </table:table-cell>
          <table:table-cell office:value-type="float" office:value="66676386" table:style-name="ce13">
            <text:p>66676386<text:s/></text:p>
          </table:table-cell>
          <table:table-cell office:value-type="float" office:value="67111046" table:style-name="ce13">
            <text:p>67111046<text:s/></text:p>
          </table:table-cell>
          <table:table-cell office:value-type="float" office:value="67432269" table:style-name="ce14">
            <text:p>67.432.269</text:p>
          </table:table-cell>
          <table:table-cell office:value-type="float" office:value="67915035" table:style-name="ce14">
            <text:p>67.915.035</text:p>
          </table:table-cell>
          <table:table-cell office:value-type="float" office:value="68255566" table:style-name="ce14">
            <text:p>68.255.566</text:p>
          </table:table-cell>
          <table:table-cell office:value-type="float" office:value="68704019" table:style-name="ce15">
            <text:p>68.704.019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CTBC Celular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766726" table:style-name="ce13">
            <text:p>766726<text:s/></text:p>
          </table:table-cell>
          <table:table-cell office:value-type="float" office:value="801896" table:style-name="ce13">
            <text:p>801896<text:s/></text:p>
          </table:table-cell>
          <table:table-cell office:value-type="float" office:value="839640" table:style-name="ce13">
            <text:p>839640<text:s/></text:p>
          </table:table-cell>
          <table:table-cell office:value-type="float" office:value="875020" table:style-name="ce13">
            <text:p>875020<text:s/></text:p>
          </table:table-cell>
          <table:table-cell office:value-type="float" office:value="893457" table:style-name="ce13">
            <text:p>893457<text:s/></text:p>
          </table:table-cell>
          <table:table-cell office:value-type="float" office:value="906884" table:style-name="ce13">
            <text:p>906884<text:s/></text:p>
          </table:table-cell>
          <table:table-cell office:value-type="float" office:value="923457" table:style-name="ce13">
            <text:p>923457<text:s/></text:p>
          </table:table-cell>
          <table:table-cell office:value-type="float" office:value="943802" table:style-name="ce13">
            <text:p>943802<text:s/></text:p>
          </table:table-cell>
          <table:table-cell office:value-type="float" office:value="959797" table:style-name="ce14">
            <text:p>959.797</text:p>
          </table:table-cell>
          <table:table-cell office:value-type="float" office:value="971428" table:style-name="ce14">
            <text:p>971.428</text:p>
          </table:table-cell>
          <table:table-cell office:value-type="float" office:value="986136" table:style-name="ce14">
            <text:p>986.136</text:p>
          </table:table-cell>
          <table:table-cell office:value-type="float" office:value="1003751" table:style-name="ce15">
            <text:p>1.003.751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Oi Celular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49438070" table:style-name="ce13">
            <text:p>49438070<text:s/></text:p>
          </table:table-cell>
          <table:table-cell office:value-type="float" office:value="49520667" table:style-name="ce13">
            <text:p>49520667<text:s/></text:p>
          </table:table-cell>
          <table:table-cell office:value-type="float" office:value="49493752" table:style-name="ce13">
            <text:p>49493752<text:s/></text:p>
          </table:table-cell>
          <table:table-cell office:value-type="float" office:value="49649161" table:style-name="ce13">
            <text:p>49649161<text:s/></text:p>
          </table:table-cell>
          <table:table-cell office:value-type="float" office:value="49770893" table:style-name="ce13">
            <text:p>49770893<text:s/></text:p>
          </table:table-cell>
          <table:table-cell office:value-type="float" office:value="49708339" table:style-name="ce13">
            <text:p>49708339<text:s/></text:p>
          </table:table-cell>
          <table:table-cell office:value-type="float" office:value="49821610" table:style-name="ce13">
            <text:p>49821610<text:s/></text:p>
          </table:table-cell>
          <table:table-cell office:value-type="float" office:value="50048824" table:style-name="ce13">
            <text:p>50048824<text:s/></text:p>
          </table:table-cell>
          <table:table-cell office:value-type="float" office:value="50013301" table:style-name="ce14">
            <text:p>50.013.301</text:p>
          </table:table-cell>
          <table:table-cell office:value-type="float" office:value="50100952" table:style-name="ce14">
            <text:p>50.100.952</text:p>
          </table:table-cell>
          <table:table-cell office:value-type="float" office:value="50170493" table:style-name="ce14">
            <text:p>50.170.493</text:p>
          </table:table-cell>
          <table:table-cell office:value-type="float" office:value="50216060" table:style-name="ce15">
            <text:p>50.216.060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Sercomtel Celular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68857" table:style-name="ce13">
            <text:p>68857<text:s/></text:p>
          </table:table-cell>
          <table:table-cell office:value-type="float" office:value="69402" table:style-name="ce13">
            <text:p>69402<text:s/></text:p>
          </table:table-cell>
          <table:table-cell office:value-type="float" office:value="69220" table:style-name="ce13">
            <text:p>69220<text:s/></text:p>
          </table:table-cell>
          <table:table-cell office:value-type="float" office:value="71265" table:style-name="ce13">
            <text:p>71265<text:s/></text:p>
          </table:table-cell>
          <table:table-cell office:value-type="float" office:value="68299" table:style-name="ce13">
            <text:p>68299<text:s/></text:p>
          </table:table-cell>
          <table:table-cell office:value-type="float" office:value="65452" table:style-name="ce13">
            <text:p>65452<text:s/></text:p>
          </table:table-cell>
          <table:table-cell office:value-type="float" office:value="61233" table:style-name="ce13">
            <text:p>61233<text:s/></text:p>
          </table:table-cell>
          <table:table-cell office:value-type="float" office:value="65054" table:style-name="ce13">
            <text:p>65054<text:s/></text:p>
          </table:table-cell>
          <table:table-cell office:value-type="float" office:value="63867" table:style-name="ce14">
            <text:p>63.867</text:p>
          </table:table-cell>
          <table:table-cell office:value-type="float" office:value="63546" table:style-name="ce14">
            <text:p>63.546</text:p>
          </table:table-cell>
          <table:table-cell office:value-type="float" office:value="62249" table:style-name="ce14">
            <text:p>62.249</text:p>
          </table:table-cell>
          <table:table-cell office:value-type="float" office:value="61071" table:style-name="ce15">
            <text:p>61.071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TIM GSM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70597829" table:style-name="ce13">
            <text:p>70597829<text:s/></text:p>
          </table:table-cell>
          <table:table-cell office:value-type="float" office:value="70696608" table:style-name="ce13">
            <text:p>70696608<text:s/></text:p>
          </table:table-cell>
          <table:table-cell office:value-type="float" office:value="71232161" table:style-name="ce13">
            <text:p>71232161<text:s/></text:p>
          </table:table-cell>
          <table:table-cell office:value-type="float" office:value="71453175" table:style-name="ce13">
            <text:p>71453175<text:s/></text:p>
          </table:table-cell>
          <table:table-cell office:value-type="float" office:value="72016401" table:style-name="ce13">
            <text:p>72016401<text:s/></text:p>
          </table:table-cell>
          <table:table-cell office:value-type="float" office:value="72195067" table:style-name="ce13">
            <text:p>72195067<text:s/></text:p>
          </table:table-cell>
          <table:table-cell office:value-type="float" office:value="72677853" table:style-name="ce13">
            <text:p>72677853<text:s/></text:p>
          </table:table-cell>
          <table:table-cell office:value-type="float" office:value="72924141" table:style-name="ce13">
            <text:p>72924141<text:s/></text:p>
          </table:table-cell>
          <table:table-cell office:value-type="float" office:value="72892399" table:style-name="ce14">
            <text:p>72.892.399</text:p>
          </table:table-cell>
          <table:table-cell office:value-type="float" office:value="73183060" table:style-name="ce14">
            <text:p>73.183.060</text:p>
          </table:table-cell>
          <table:table-cell office:value-type="float" office:value="73013411" table:style-name="ce14">
            <text:p>73.013.411</text:p>
          </table:table-cell>
          <table:table-cell office:value-type="float" office:value="73431175" table:style-name="ce15">
            <text:p>73.431.175</text:p>
          </table:table-cell>
          <table:table-cell table:number-columns-repeated="16370"/>
        </table:table-row>
        <table:table-row table:style-name="ro2">
          <table:table-cell office:value-type="string" table:style-name="ce16">
            <text:p>Vivo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75806130" table:style-name="ce17">
            <text:p>75806130<text:s/></text:p>
          </table:table-cell>
          <table:table-cell office:value-type="float" office:value="75838038" table:style-name="ce17">
            <text:p>75838038<text:s/></text:p>
          </table:table-cell>
          <table:table-cell office:value-type="float" office:value="75987544" table:style-name="ce17">
            <text:p>75987544<text:s/></text:p>
          </table:table-cell>
          <table:table-cell office:value-type="float" office:value="76273300" table:style-name="ce17">
            <text:p>76273300<text:s/></text:p>
          </table:table-cell>
          <table:table-cell office:value-type="float" office:value="76097037" table:style-name="ce17">
            <text:p>76097037<text:s/></text:p>
          </table:table-cell>
          <table:table-cell office:value-type="float" office:value="76199586" table:style-name="ce17">
            <text:p>76199586<text:s/></text:p>
          </table:table-cell>
          <table:table-cell office:value-type="float" office:value="76588945" table:style-name="ce17">
            <text:p>76588945<text:s/></text:p>
          </table:table-cell>
          <table:table-cell office:value-type="float" office:value="77077639" table:style-name="ce17">
            <text:p>77077639<text:s/></text:p>
          </table:table-cell>
          <table:table-cell office:value-type="float" office:value="76614345" table:style-name="ce18">
            <text:p>76.614.345</text:p>
          </table:table-cell>
          <table:table-cell office:value-type="float" office:value="77375110" table:style-name="ce18">
            <text:p>77.375.110</text:p>
          </table:table-cell>
          <table:table-cell office:value-type="float" office:value="77661206" table:style-name="ce18">
            <text:p>77.661.206</text:p>
          </table:table-cell>
          <table:table-cell office:value-type="float" office:value="77244839" table:style-name="ce19">
            <text:p>77.244.839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0.42599999999999999" table:style-name="ce7">
            <text:p>0,426</text:p>
          </table:table-cell>
          <table:table-cell office:value-type="float" office:value="0.40600000000000003" table:style-name="ce7">
            <text:p>0,406</text:p>
          </table:table-cell>
          <table:table-cell office:value-type="float" office:value="0.46" table:style-name="ce7">
            <text:p>0,460</text:p>
          </table:table-cell>
          <table:table-cell office:value-type="float" office:value="0.47299999999999998" table:style-name="ce7">
            <text:p>0,473</text:p>
          </table:table-cell>
          <table:table-cell office:value-type="float" office:value="0.46700000000000003" table:style-name="ce7">
            <text:p>0,467</text:p>
          </table:table-cell>
          <table:table-cell office:value-type="float" office:value="0.433" table:style-name="ce7">
            <text:p>0,433</text:p>
          </table:table-cell>
          <table:table-cell office:value-type="float" office:value="0.46700000000000003" table:style-name="ce7">
            <text:p>0,467</text:p>
          </table:table-cell>
          <table:table-cell office:value-type="float" office:value="0.433" table:style-name="ce7">
            <text:p>0,433</text:p>
          </table:table-cell>
          <table:table-cell office:value-type="float" office:value="0.373" table:style-name="ce7">
            <text:p>0,373</text:p>
          </table:table-cell>
          <table:table-cell office:value-type="float" office:value="0.40799999999999997" table:style-name="ce7">
            <text:p>0,408</text:p>
          </table:table-cell>
          <table:table-cell office:value-type="float" office:value="0.34200000000000003" table:style-name="ce7">
            <text:p>0,342</text:p>
          </table:table-cell>
          <table:table-cell office:value-type="float" office:value="0.34399999999999997" table:style-name="ce8">
            <text:p>0,34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TBC Celular</text:p>
          </table:table-cell>
          <table:table-cell office:value-type="string" table:style-name="ce6">
            <text:p>Índice de Reclamações</text:p>
          </table:table-cell>
          <table:table-cell office:value-type="float" office:value="0.27900000000000003" table:style-name="ce7">
            <text:p>0,279</text:p>
          </table:table-cell>
          <table:table-cell office:value-type="float" office:value="0.27600000000000002" table:style-name="ce7">
            <text:p>0,276</text:p>
          </table:table-cell>
          <table:table-cell office:value-type="float" office:value="0.33500000000000002" table:style-name="ce7">
            <text:p>0,335</text:p>
          </table:table-cell>
          <table:table-cell office:value-type="float" office:value="0.33300000000000002" table:style-name="ce7">
            <text:p>0,333</text:p>
          </table:table-cell>
          <table:table-cell office:value-type="float" office:value="0.28100000000000003" table:style-name="ce7">
            <text:p>0,281</text:p>
          </table:table-cell>
          <table:table-cell office:value-type="float" office:value="0.29199999999999998" table:style-name="ce7">
            <text:p>0,292</text:p>
          </table:table-cell>
          <table:table-cell office:value-type="float" office:value="0.33700000000000002" table:style-name="ce7">
            <text:p>0,337</text:p>
          </table:table-cell>
          <table:table-cell office:value-type="float" office:value="0.41399999999999998" table:style-name="ce7">
            <text:p>0,414</text:p>
          </table:table-cell>
          <table:table-cell office:value-type="float" office:value="0.34899999999999998" table:style-name="ce7">
            <text:p>0,349</text:p>
          </table:table-cell>
          <table:table-cell office:value-type="float" office:value="0.34799999999999998" table:style-name="ce7">
            <text:p>0,348</text:p>
          </table:table-cell>
          <table:table-cell office:value-type="float" office:value="0.32800000000000001" table:style-name="ce7">
            <text:p>0,328</text:p>
          </table:table-cell>
          <table:table-cell office:value-type="float" office:value="0.27600000000000002" table:style-name="ce8">
            <text:p>0,276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OI Celular</text:p>
          </table:table-cell>
          <table:table-cell office:value-type="string" table:style-name="ce6">
            <text:p>Índice de Reclamações</text:p>
          </table:table-cell>
          <table:table-cell office:value-type="float" office:value="0.67500000000000004" table:style-name="ce7">
            <text:p>0,675</text:p>
          </table:table-cell>
          <table:table-cell office:value-type="float" office:value="0.54700000000000004" table:style-name="ce7">
            <text:p>0,547</text:p>
          </table:table-cell>
          <table:table-cell office:value-type="float" office:value="0.61199999999999999" table:style-name="ce7">
            <text:p>0,612</text:p>
          </table:table-cell>
          <table:table-cell office:value-type="float" office:value="0.64600000000000002" table:style-name="ce7">
            <text:p>0,646</text:p>
          </table:table-cell>
          <table:table-cell office:value-type="float" office:value="0.67600000000000005" table:style-name="ce7">
            <text:p>0,676</text:p>
          </table:table-cell>
          <table:table-cell office:value-type="float" office:value="0.66800000000000004" table:style-name="ce7">
            <text:p>0,668</text:p>
          </table:table-cell>
          <table:table-cell office:value-type="float" office:value="0.82899999999999996" table:style-name="ce7">
            <text:p>0,829</text:p>
          </table:table-cell>
          <table:table-cell office:value-type="float" office:value="0.68300000000000005" table:style-name="ce7">
            <text:p>0,683</text:p>
          </table:table-cell>
          <table:table-cell office:value-type="float" office:value="0.59" table:style-name="ce7">
            <text:p>0,590</text:p>
          </table:table-cell>
          <table:table-cell office:value-type="float" office:value="0.61699999999999999" table:style-name="ce7">
            <text:p>0,617</text:p>
          </table:table-cell>
          <table:table-cell office:value-type="float" office:value="0.55200000000000005" table:style-name="ce7">
            <text:p>0,552</text:p>
          </table:table-cell>
          <table:table-cell office:value-type="float" office:value="0.502" table:style-name="ce8">
            <text:p>0,502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 Celular</text:p>
          </table:table-cell>
          <table:table-cell office:value-type="string" table:style-name="ce6">
            <text:p>Índice de Reclamações</text:p>
          </table:table-cell>
          <table:table-cell office:value-type="float" office:value="7.2999999999999995E-2" table:style-name="ce7">
            <text:p>0,073</text:p>
          </table:table-cell>
          <table:table-cell office:value-type="float" office:value="1.4E-2" table:style-name="ce7">
            <text:p>0,014</text:p>
          </table:table-cell>
          <table:table-cell office:value-type="float" office:value="2.9000000000000001E-2" table:style-name="ce7">
            <text:p>0,029</text:p>
          </table:table-cell>
          <table:table-cell office:value-type="float" office:value="1.4E-2" table:style-name="ce7">
            <text:p>0,014</text:p>
          </table:table-cell>
          <table:table-cell office:value-type="float" office:value="1.4999999999999999E-2" table:style-name="ce7">
            <text:p>0,015</text:p>
          </table:table-cell>
          <table:table-cell office:value-type="float" office:value="1.4999999999999999E-2" table:style-name="ce7">
            <text:p>0,015</text:p>
          </table:table-cell>
          <table:table-cell office:value-type="float" office:value="3.3000000000000002E-2" table:style-name="ce7">
            <text:p>0,033</text:p>
          </table:table-cell>
          <table:table-cell office:value-type="float" office:value="6.0999999999999999E-2" table:style-name="ce7">
            <text:p>0,061</text:p>
          </table:table-cell>
          <table:table-cell office:value-type="float" office:value="6.3E-2" table:style-name="ce7">
            <text:p>0,063</text:p>
          </table:table-cell>
          <table:table-cell office:value-type="float" office:value="7.9000000000000001E-2" table:style-name="ce7">
            <text:p>0,079</text:p>
          </table:table-cell>
          <table:table-cell office:value-type="float" office:value="9.6000000000000002E-2" table:style-name="ce7">
            <text:p>0,096</text:p>
          </table:table-cell>
          <table:table-cell office:value-type="float" office:value="3.3000000000000002E-2" table:style-name="ce8">
            <text:p>0,03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 GSM</text:p>
          </table:table-cell>
          <table:table-cell office:value-type="string" table:style-name="ce6">
            <text:p>Índice de Reclamações</text:p>
          </table:table-cell>
          <table:table-cell office:value-type="float" office:value="0.36599999999999999" table:style-name="ce7">
            <text:p>0,366</text:p>
          </table:table-cell>
          <table:table-cell office:value-type="float" office:value="0.35" table:style-name="ce7">
            <text:p>0,350</text:p>
          </table:table-cell>
          <table:table-cell office:value-type="float" office:value="0.38900000000000001" table:style-name="ce7">
            <text:p>0,389</text:p>
          </table:table-cell>
          <table:table-cell office:value-type="float" office:value="0.35899999999999999" table:style-name="ce7">
            <text:p>0,359</text:p>
          </table:table-cell>
          <table:table-cell office:value-type="float" office:value="0.40699999999999997" table:style-name="ce7">
            <text:p>0,407</text:p>
          </table:table-cell>
          <table:table-cell office:value-type="float" office:value="0.34" table:style-name="ce7">
            <text:p>0,340</text:p>
          </table:table-cell>
          <table:table-cell office:value-type="float" office:value="0.39100000000000001" table:style-name="ce7">
            <text:p>0,391</text:p>
          </table:table-cell>
          <table:table-cell office:value-type="float" office:value="0.41399999999999998" table:style-name="ce7">
            <text:p>0,414</text:p>
          </table:table-cell>
          <table:table-cell office:value-type="float" office:value="0.371" table:style-name="ce7">
            <text:p>0,371</text:p>
          </table:table-cell>
          <table:table-cell office:value-type="float" office:value="0.39700000000000002" table:style-name="ce7">
            <text:p>0,397</text:p>
          </table:table-cell>
          <table:table-cell office:value-type="float" office:value="0.36299999999999999" table:style-name="ce7">
            <text:p>0,363</text:p>
          </table:table-cell>
          <table:table-cell office:value-type="float" office:value="0.39200000000000002" table:style-name="ce8">
            <text:p>0,392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Vivo</text:p>
          </table:table-cell>
          <table:table-cell office:value-type="string" table:style-name="ce9">
            <text:p>Índice de Reclamações</text:p>
          </table:table-cell>
          <table:table-cell office:value-type="float" office:value="0.29899999999999999" table:style-name="ce10">
            <text:p>0,299</text:p>
          </table:table-cell>
          <table:table-cell office:value-type="float" office:value="0.27400000000000002" table:style-name="ce10">
            <text:p>0,274</text:p>
          </table:table-cell>
          <table:table-cell office:value-type="float" office:value="0.29399999999999998" table:style-name="ce10">
            <text:p>0,294</text:p>
          </table:table-cell>
          <table:table-cell office:value-type="float" office:value="0.32300000000000001" table:style-name="ce10">
            <text:p>0,323</text:p>
          </table:table-cell>
          <table:table-cell office:value-type="float" office:value="0.32" table:style-name="ce10">
            <text:p>0,320</text:p>
          </table:table-cell>
          <table:table-cell office:value-type="float" office:value="0.30199999999999999" table:style-name="ce10">
            <text:p>0,302</text:p>
          </table:table-cell>
          <table:table-cell office:value-type="float" office:value="0.34399999999999997" table:style-name="ce10">
            <text:p>0,344</text:p>
          </table:table-cell>
          <table:table-cell office:value-type="float" office:value="0.378" table:style-name="ce10">
            <text:p>0,378</text:p>
          </table:table-cell>
          <table:table-cell office:value-type="float" office:value="0.38500000000000001" table:style-name="ce10">
            <text:p>0,385</text:p>
          </table:table-cell>
          <table:table-cell office:value-type="float" office:value="0.36299999999999999" table:style-name="ce10">
            <text:p>0,363</text:p>
          </table:table-cell>
          <table:table-cell office:value-type="float" office:value="0.35199999999999998" table:style-name="ce10">
            <text:p>0,352</text:p>
          </table:table-cell>
          <table:table-cell office:value-type="float" office:value="0.32500000000000001" table:style-name="ce11">
            <text:p>0,32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5.941000000000003" table:style-name="ce7">
            <text:p>85,941</text:p>
          </table:table-cell>
          <table:table-cell office:value-type="float" office:value="84.677999999999997" table:style-name="ce7">
            <text:p>84,678</text:p>
          </table:table-cell>
          <table:table-cell office:value-type="float" office:value="82.813999999999993" table:style-name="ce7">
            <text:p>82,814</text:p>
          </table:table-cell>
          <table:table-cell office:value-type="float" office:value="82.281999999999996" table:style-name="ce7">
            <text:p>82,282</text:p>
          </table:table-cell>
          <table:table-cell office:value-type="float" office:value="79.623000000000005" table:style-name="ce7">
            <text:p>79,623</text:p>
          </table:table-cell>
          <table:table-cell office:value-type="float" office:value="83.447999999999993" table:style-name="ce7">
            <text:p>83,448</text:p>
          </table:table-cell>
          <table:table-cell office:value-type="float" office:value="83.209000000000003" table:style-name="ce7">
            <text:p>83,209</text:p>
          </table:table-cell>
          <table:table-cell office:value-type="float" office:value="85.076999999999998" table:style-name="ce7">
            <text:p>85,077</text:p>
          </table:table-cell>
          <table:table-cell office:value-type="float" office:value="86.831999999999994" table:style-name="ce7">
            <text:p>86,832</text:p>
          </table:table-cell>
          <table:table-cell office:value-type="float" office:value="86.701999999999998" table:style-name="ce7">
            <text:p>86,702</text:p>
          </table:table-cell>
          <table:table-cell office:value-type="float" office:value="86.183999999999997" table:style-name="ce7">
            <text:p>86,184</text:p>
          </table:table-cell>
          <table:table-cell office:value-type="float" office:value="85.872" table:style-name="ce8">
            <text:p>85,87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93.457999999999998" table:style-name="ce7">
            <text:p>93,458</text:p>
          </table:table-cell>
          <table:table-cell office:value-type="float" office:value="88.688000000000002" table:style-name="ce7">
            <text:p>88,688</text:p>
          </table:table-cell>
          <table:table-cell office:value-type="float" office:value="91.814999999999998" table:style-name="ce7">
            <text:p>91,815</text:p>
          </table:table-cell>
          <table:table-cell office:value-type="float" office:value="89.691000000000003" table:style-name="ce7">
            <text:p>89,691</text:p>
          </table:table-cell>
          <table:table-cell office:value-type="float" office:value="93.625" table:style-name="ce7">
            <text:p>93,625</text:p>
          </table:table-cell>
          <table:table-cell office:value-type="float" office:value="86.037999999999997" table:style-name="ce7">
            <text:p>86,038</text:p>
          </table:table-cell>
          <table:table-cell office:value-type="float" office:value="89.067999999999998" table:style-name="ce7">
            <text:p>89,068</text:p>
          </table:table-cell>
          <table:table-cell office:value-type="float" office:value="81.073999999999998" table:style-name="ce7">
            <text:p>81,074</text:p>
          </table:table-cell>
          <table:table-cell office:value-type="float" office:value="90.447999999999993" table:style-name="ce7">
            <text:p>90,448</text:p>
          </table:table-cell>
          <table:table-cell office:value-type="float" office:value="87.278000000000006" table:style-name="ce7">
            <text:p>87,278</text:p>
          </table:table-cell>
          <table:table-cell office:value-type="float" office:value="84.83" table:style-name="ce7">
            <text:p>84,830</text:p>
          </table:table-cell>
          <table:table-cell office:value-type="float" office:value="81.227000000000004" table:style-name="ce8">
            <text:p>81,22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3.709000000000003" table:style-name="ce7">
            <text:p>83,709</text:p>
          </table:table-cell>
          <table:table-cell office:value-type="float" office:value="85.352999999999994" table:style-name="ce7">
            <text:p>85,353</text:p>
          </table:table-cell>
          <table:table-cell office:value-type="float" office:value="83.058999999999997" table:style-name="ce7">
            <text:p>83,059</text:p>
          </table:table-cell>
          <table:table-cell office:value-type="float" office:value="84.266000000000005" table:style-name="ce7">
            <text:p>84,266</text:p>
          </table:table-cell>
          <table:table-cell office:value-type="float" office:value="83.38" table:style-name="ce7">
            <text:p>83,380</text:p>
          </table:table-cell>
          <table:table-cell office:value-type="float" office:value="82.7" table:style-name="ce7">
            <text:p>82,700</text:p>
          </table:table-cell>
          <table:table-cell office:value-type="float" office:value="81.224999999999994" table:style-name="ce7">
            <text:p>81,225</text:p>
          </table:table-cell>
          <table:table-cell office:value-type="float" office:value="81.736000000000004" table:style-name="ce7">
            <text:p>81,736</text:p>
          </table:table-cell>
          <table:table-cell office:value-type="float" office:value="85.298000000000002" table:style-name="ce7">
            <text:p>85,298</text:p>
          </table:table-cell>
          <table:table-cell office:value-type="float" office:value="85.253" table:style-name="ce7">
            <text:p>85,253</text:p>
          </table:table-cell>
          <table:table-cell office:value-type="float" office:value="85.48" table:style-name="ce7">
            <text:p>85,480</text:p>
          </table:table-cell>
          <table:table-cell office:value-type="float" office:value="85.323999999999998" table:style-name="ce8">
            <text:p>85,32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75" table:style-name="ce7">
            <text:p>75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6.784999999999997" table:style-name="ce7">
            <text:p>86,785</text:p>
          </table:table-cell>
          <table:table-cell office:value-type="float" office:value="86.475999999999999" table:style-name="ce7">
            <text:p>86,476</text:p>
          </table:table-cell>
          <table:table-cell office:value-type="float" office:value="86.441000000000003" table:style-name="ce7">
            <text:p>86,441</text:p>
          </table:table-cell>
          <table:table-cell office:value-type="float" office:value="85.784000000000006" table:style-name="ce7">
            <text:p>85,784</text:p>
          </table:table-cell>
          <table:table-cell office:value-type="float" office:value="85.885000000000005" table:style-name="ce7">
            <text:p>85,885</text:p>
          </table:table-cell>
          <table:table-cell office:value-type="float" office:value="85.790999999999997" table:style-name="ce7">
            <text:p>85,791</text:p>
          </table:table-cell>
          <table:table-cell office:value-type="float" office:value="85.451999999999998" table:style-name="ce7">
            <text:p>85,452</text:p>
          </table:table-cell>
          <table:table-cell office:value-type="float" office:value="85.350999999999999" table:style-name="ce7">
            <text:p>85,351</text:p>
          </table:table-cell>
          <table:table-cell office:value-type="float" office:value="86.08" table:style-name="ce7">
            <text:p>86,080</text:p>
          </table:table-cell>
          <table:table-cell office:value-type="float" office:value="85.838999999999999" table:style-name="ce7">
            <text:p>85,839</text:p>
          </table:table-cell>
          <table:table-cell office:value-type="float" office:value="86.18" table:style-name="ce7">
            <text:p>86,180</text:p>
          </table:table-cell>
          <table:table-cell office:value-type="float" office:value="85.492999999999995" table:style-name="ce8">
            <text:p>85,493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Vivo</text:p>
          </table:table-cell>
          <table:table-cell office:value-type="string" table:style-name="ce9">
            <text:p>Taxa de Resolvidas em 5 dias Úteis</text:p>
          </table:table-cell>
          <table:table-cell office:value-type="float" office:value="87.433000000000007" table:style-name="ce10">
            <text:p>87,433</text:p>
          </table:table-cell>
          <table:table-cell office:value-type="float" office:value="85.662000000000006" table:style-name="ce10">
            <text:p>85,662</text:p>
          </table:table-cell>
          <table:table-cell office:value-type="float" office:value="88.491" table:style-name="ce10">
            <text:p>88,491</text:p>
          </table:table-cell>
          <table:table-cell office:value-type="float" office:value="87.957999999999998" table:style-name="ce10">
            <text:p>87,958</text:p>
          </table:table-cell>
          <table:table-cell office:value-type="float" office:value="87.953000000000003" table:style-name="ce10">
            <text:p>87,953</text:p>
          </table:table-cell>
          <table:table-cell office:value-type="float" office:value="87.224999999999994" table:style-name="ce10">
            <text:p>87,225</text:p>
          </table:table-cell>
          <table:table-cell office:value-type="float" office:value="87.945999999999998" table:style-name="ce10">
            <text:p>87,946</text:p>
          </table:table-cell>
          <table:table-cell office:value-type="float" office:value="86.168999999999997" table:style-name="ce10">
            <text:p>86,169</text:p>
          </table:table-cell>
          <table:table-cell office:value-type="float" office:value="86.063999999999993" table:style-name="ce10">
            <text:p>86,064</text:p>
          </table:table-cell>
          <table:table-cell office:value-type="float" office:value="85.765000000000001" table:style-name="ce10">
            <text:p>85,765</text:p>
          </table:table-cell>
          <table:table-cell office:value-type="float" office:value="86.076999999999998" table:style-name="ce10">
            <text:p>86,077</text:p>
          </table:table-cell>
          <table:table-cell office:value-type="float" office:value="86.350999999999999" table:style-name="ce11">
            <text:p>86,3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9.0559999999999992" table:style-name="ce7">
            <text:p>9,056</text:p>
          </table:table-cell>
          <table:table-cell office:value-type="float" office:value="7.8250000000000002" table:style-name="ce7">
            <text:p>7,825</text:p>
          </table:table-cell>
          <table:table-cell office:value-type="float" office:value="7.7359999999999998" table:style-name="ce7">
            <text:p>7,736</text:p>
          </table:table-cell>
          <table:table-cell office:value-type="float" office:value="7.8970000000000002" table:style-name="ce7">
            <text:p>7,897</text:p>
          </table:table-cell>
          <table:table-cell office:value-type="float" office:value="9.0969999999999995" table:style-name="ce7">
            <text:p>9,097</text:p>
          </table:table-cell>
          <table:table-cell office:value-type="float" office:value="10.72" table:style-name="ce7">
            <text:p>10,720</text:p>
          </table:table-cell>
          <table:table-cell office:value-type="float" office:value="9.5630000000000006" table:style-name="ce7">
            <text:p>9,563</text:p>
          </table:table-cell>
          <table:table-cell office:value-type="float" office:value="8.32" table:style-name="ce7">
            <text:p>8,320</text:p>
          </table:table-cell>
          <table:table-cell office:value-type="float" office:value="9.3949999999999996" table:style-name="ce7">
            <text:p>9,395</text:p>
          </table:table-cell>
          <table:table-cell office:value-type="float" office:value="9.5640000000000001" table:style-name="ce7">
            <text:p>9,564</text:p>
          </table:table-cell>
          <table:table-cell office:value-type="float" office:value="9.0869999999999997" table:style-name="ce7">
            <text:p>9,087</text:p>
          </table:table-cell>
          <table:table-cell office:value-type="float" office:value="8.7569999999999997" table:style-name="ce8">
            <text:p>8,7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Taxa de Reabertas</text:p>
          </table:table-cell>
          <table:table-cell office:value-type="float" office:value="5.6340000000000003" table:style-name="ce7">
            <text:p>5,634</text:p>
          </table:table-cell>
          <table:table-cell office:value-type="float" office:value="6.8179999999999996" table:style-name="ce7">
            <text:p>6,818</text:p>
          </table:table-cell>
          <table:table-cell office:value-type="float" office:value="4.6429999999999998" table:style-name="ce7">
            <text:p>4,643</text:p>
          </table:table-cell>
          <table:table-cell office:value-type="float" office:value="8.9350000000000005" table:style-name="ce7">
            <text:p>8,935</text:p>
          </table:table-cell>
          <table:table-cell office:value-type="float" office:value="5.976" table:style-name="ce7">
            <text:p>5,976</text:p>
          </table:table-cell>
          <table:table-cell office:value-type="float" office:value="9.0570000000000004" table:style-name="ce7">
            <text:p>9,057</text:p>
          </table:table-cell>
          <table:table-cell office:value-type="float" office:value="5.1449999999999996" table:style-name="ce7">
            <text:p>5,145</text:p>
          </table:table-cell>
          <table:table-cell office:value-type="float" office:value="8.1630000000000003" table:style-name="ce7">
            <text:p>8,163</text:p>
          </table:table-cell>
          <table:table-cell office:value-type="float" office:value="8.7349999999999994" table:style-name="ce7">
            <text:p>8,735</text:p>
          </table:table-cell>
          <table:table-cell office:value-type="float" office:value="7.44" table:style-name="ce7">
            <text:p>7,440</text:p>
          </table:table-cell>
          <table:table-cell office:value-type="float" office:value="10.217000000000001" table:style-name="ce7">
            <text:p>10,217</text:p>
          </table:table-cell>
          <table:table-cell office:value-type="float" office:value="12.635" table:style-name="ce8">
            <text:p>12,63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Taxa de Reabertas</text:p>
          </table:table-cell>
          <table:table-cell office:value-type="float" office:value="11.295999999999999" table:style-name="ce7">
            <text:p>11,296</text:p>
          </table:table-cell>
          <table:table-cell office:value-type="float" office:value="9.1129999999999995" table:style-name="ce7">
            <text:p>9,113</text:p>
          </table:table-cell>
          <table:table-cell office:value-type="float" office:value="11.72" table:style-name="ce7">
            <text:p>11,720</text:p>
          </table:table-cell>
          <table:table-cell office:value-type="float" office:value="10.471" table:style-name="ce7">
            <text:p>10,471</text:p>
          </table:table-cell>
          <table:table-cell office:value-type="float" office:value="12.327999999999999" table:style-name="ce7">
            <text:p>12,328</text:p>
          </table:table-cell>
          <table:table-cell office:value-type="float" office:value="13.214" table:style-name="ce7">
            <text:p>13,214</text:p>
          </table:table-cell>
          <table:table-cell office:value-type="float" office:value="13.702" table:style-name="ce7">
            <text:p>13,702</text:p>
          </table:table-cell>
          <table:table-cell office:value-type="float" office:value="12.699" table:style-name="ce7">
            <text:p>12,699</text:p>
          </table:table-cell>
          <table:table-cell office:value-type="float" office:value="12.098000000000001" table:style-name="ce7">
            <text:p>12,098</text:p>
          </table:table-cell>
          <table:table-cell office:value-type="float" office:value="12.124000000000001" table:style-name="ce7">
            <text:p>12,124</text:p>
          </table:table-cell>
          <table:table-cell office:value-type="float" office:value="9.8879999999999999" table:style-name="ce7">
            <text:p>9,888</text:p>
          </table:table-cell>
          <table:table-cell office:value-type="float" office:value="8.61" table:style-name="ce8">
            <text:p>8,6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Taxa de Reabertas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50" table:style-name="ce8">
            <text:p>5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Taxa de Reabertas</text:p>
          </table:table-cell>
          <table:table-cell office:value-type="float" office:value="6.8970000000000002" table:style-name="ce7">
            <text:p>6,897</text:p>
          </table:table-cell>
          <table:table-cell office:value-type="float" office:value="7.5190000000000001" table:style-name="ce7">
            <text:p>7,519</text:p>
          </table:table-cell>
          <table:table-cell office:value-type="float" office:value="7.8650000000000002" table:style-name="ce7">
            <text:p>7,865</text:p>
          </table:table-cell>
          <table:table-cell office:value-type="float" office:value="7.75" table:style-name="ce7">
            <text:p>7,750</text:p>
          </table:table-cell>
          <table:table-cell office:value-type="float" office:value="7.5750000000000002" table:style-name="ce7">
            <text:p>7,575</text:p>
          </table:table-cell>
          <table:table-cell office:value-type="float" office:value="7.8840000000000003" table:style-name="ce7">
            <text:p>7,884</text:p>
          </table:table-cell>
          <table:table-cell office:value-type="float" office:value="7.7060000000000004" table:style-name="ce7">
            <text:p>7,706</text:p>
          </table:table-cell>
          <table:table-cell office:value-type="float" office:value="7.3579999999999997" table:style-name="ce7">
            <text:p>7,358</text:p>
          </table:table-cell>
          <table:table-cell office:value-type="float" office:value="8.4039999999999999" table:style-name="ce7">
            <text:p>8,404</text:p>
          </table:table-cell>
          <table:table-cell office:value-type="float" office:value="7.6749999999999998" table:style-name="ce7">
            <text:p>7,675</text:p>
          </table:table-cell>
          <table:table-cell office:value-type="float" office:value="6.46" table:style-name="ce7">
            <text:p>6,460</text:p>
          </table:table-cell>
          <table:table-cell office:value-type="float" office:value="7.2430000000000003" table:style-name="ce8">
            <text:p>7,243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Vivo</text:p>
          </table:table-cell>
          <table:table-cell office:value-type="string" table:style-name="ce9">
            <text:p>Taxa de Reabertas</text:p>
          </table:table-cell>
          <table:table-cell office:value-type="float" office:value="3.714" table:style-name="ce10">
            <text:p>3,714</text:p>
          </table:table-cell>
          <table:table-cell office:value-type="float" office:value="4.8739999999999997" table:style-name="ce10">
            <text:p>4,874</text:p>
          </table:table-cell>
          <table:table-cell office:value-type="float" office:value="4.7220000000000004" table:style-name="ce10">
            <text:p>4,722</text:p>
          </table:table-cell>
          <table:table-cell office:value-type="float" office:value="5.641" table:style-name="ce10">
            <text:p>5,641</text:p>
          </table:table-cell>
          <table:table-cell office:value-type="float" office:value="5.8049999999999997" table:style-name="ce10">
            <text:p>5,805</text:p>
          </table:table-cell>
          <table:table-cell office:value-type="float" office:value="6.3310000000000004" table:style-name="ce10">
            <text:p>6,331</text:p>
          </table:table-cell>
          <table:table-cell office:value-type="float" office:value="5.1790000000000003" table:style-name="ce10">
            <text:p>5,179</text:p>
          </table:table-cell>
          <table:table-cell office:value-type="float" office:value="5.391" table:style-name="ce10">
            <text:p>5,391</text:p>
          </table:table-cell>
          <table:table-cell office:value-type="float" office:value="6.6779999999999999" table:style-name="ce10">
            <text:p>6,678</text:p>
          </table:table-cell>
          <table:table-cell office:value-type="float" office:value="6.2590000000000003" table:style-name="ce10">
            <text:p>6,259</text:p>
          </table:table-cell>
          <table:table-cell office:value-type="float" office:value="5.0430000000000001" table:style-name="ce10">
            <text:p>5,043</text:p>
          </table:table-cell>
          <table:table-cell office:value-type="float" office:value="5.2889999999999997" table:style-name="ce11">
            <text:p>5,2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 GSM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241" table:style-name="ce7">
            <text:p>99,241</text:p>
          </table:table-cell>
          <table:table-cell office:value-type="float" office:value="99.28" table:style-name="ce7">
            <text:p>99,280</text:p>
          </table:table-cell>
          <table:table-cell office:value-type="float" office:value="99.25" table:style-name="ce7">
            <text:p>99,250</text:p>
          </table:table-cell>
          <table:table-cell office:value-type="float" office:value="99.353999999999999" table:style-name="ce7">
            <text:p>99,354</text:p>
          </table:table-cell>
          <table:table-cell office:value-type="float" office:value="99.221999999999994" table:style-name="ce7">
            <text:p>99,222</text:p>
          </table:table-cell>
          <table:table-cell office:value-type="float" office:value="99.1" table:style-name="ce7">
            <text:p>99,100</text:p>
          </table:table-cell>
          <table:table-cell office:value-type="float" office:value="99.564999999999998" table:style-name="ce7">
            <text:p>99,565</text:p>
          </table:table-cell>
          <table:table-cell office:value-type="float" office:value="99.45" table:style-name="ce7">
            <text:p>99,450</text:p>
          </table:table-cell>
          <table:table-cell office:value-type="float" office:value="99.311000000000007" table:style-name="ce7">
            <text:p>99,311</text:p>
          </table:table-cell>
          <table:table-cell office:value-type="float" office:value="99.272999999999996" table:style-name="ce7">
            <text:p>99,273</text:p>
          </table:table-cell>
          <table:table-cell office:value-type="float" office:value="99.406000000000006" table:style-name="ce7">
            <text:p>99,406</text:p>
          </table:table-cell>
          <table:table-cell office:value-type="float" office:value="99.207999999999998" table:style-name="ce8">
            <text:p>99,20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260999999999996" table:style-name="ce7">
            <text:p>99,261</text:p>
          </table:table-cell>
          <table:table-cell office:value-type="float" office:value="99.137" table:style-name="ce7">
            <text:p>99,137</text:p>
          </table:table-cell>
          <table:table-cell office:value-type="float" office:value="97.596999999999994" table:style-name="ce7">
            <text:p>97,597</text:p>
          </table:table-cell>
          <table:table-cell office:value-type="float" office:value="99.22" table:style-name="ce7">
            <text:p>99,220</text:p>
          </table:table-cell>
          <table:table-cell office:value-type="float" office:value="99.328000000000003" table:style-name="ce7">
            <text:p>99,328</text:p>
          </table:table-cell>
          <table:table-cell office:value-type="float" office:value="99.414000000000001" table:style-name="ce7">
            <text:p>99,414</text:p>
          </table:table-cell>
          <table:table-cell office:value-type="float" office:value="99.447999999999993" table:style-name="ce7">
            <text:p>99,448</text:p>
          </table:table-cell>
          <table:table-cell office:value-type="float" office:value="98.9" table:style-name="ce7">
            <text:p>98,900</text:p>
          </table:table-cell>
          <table:table-cell office:value-type="float" office:value="99.47" table:style-name="ce7">
            <text:p>99,470</text:p>
          </table:table-cell>
          <table:table-cell office:value-type="float" office:value="99.435000000000002" table:style-name="ce7">
            <text:p>99,435</text:p>
          </table:table-cell>
          <table:table-cell office:value-type="float" office:value="99.284999999999997" table:style-name="ce7">
            <text:p>99,285</text:p>
          </table:table-cell>
          <table:table-cell office:value-type="float" office:value="99.146000000000001" table:style-name="ce8">
            <text:p>99,1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879000000000005" table:style-name="ce7">
            <text:p>99,879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61" table:style-name="ce7">
            <text:p>99,610</text:p>
          </table:table-cell>
          <table:table-cell office:value-type="float" office:value="99.622" table:style-name="ce7">
            <text:p>99,622</text:p>
          </table:table-cell>
          <table:table-cell office:value-type="float" office:value="99.584999999999994" table:style-name="ce7">
            <text:p>99,585</text:p>
          </table:table-cell>
          <table:table-cell office:value-type="float" office:value="99.600999999999999" table:style-name="ce7">
            <text:p>99,601</text:p>
          </table:table-cell>
          <table:table-cell office:value-type="float" office:value="99.638000000000005" table:style-name="ce7">
            <text:p>99,638</text:p>
          </table:table-cell>
          <table:table-cell office:value-type="float" office:value="99.539000000000001" table:style-name="ce7">
            <text:p>99,539</text:p>
          </table:table-cell>
          <table:table-cell office:value-type="float" office:value="99.540999999999997" table:style-name="ce7">
            <text:p>99,541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602999999999994" table:style-name="ce8">
            <text:p>99,60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 Celular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725999999999999" table:style-name="ce7">
            <text:p>99,726</text:p>
          </table:table-cell>
          <table:table-cell office:value-type="float" office:value="99.587000000000003" table:style-name="ce7">
            <text:p>99,587</text:p>
          </table:table-cell>
          <table:table-cell office:value-type="float" office:value="99.668999999999997" table:style-name="ce7">
            <text:p>99,669</text:p>
          </table:table-cell>
          <table:table-cell office:value-type="float" office:value="99.638999999999996" table:style-name="ce7">
            <text:p>99,639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Vivo</text:p>
          </table:table-cell>
          <table:table-cell office:value-type="string" table:style-name="ce9">
            <text:p>Taxa de Resolvidas no Período</text:p>
          </table:table-cell>
          <table:table-cell office:value-type="float" office:value="99.338999999999999" table:style-name="ce10">
            <text:p>99,339</text:p>
          </table:table-cell>
          <table:table-cell office:value-type="float" office:value="98.801000000000002" table:style-name="ce10">
            <text:p>98,801</text:p>
          </table:table-cell>
          <table:table-cell office:value-type="float" office:value="99.741" table:style-name="ce10">
            <text:p>99,741</text:p>
          </table:table-cell>
          <table:table-cell office:value-type="float" office:value="99.548000000000002" table:style-name="ce10">
            <text:p>99,548</text:p>
          </table:table-cell>
          <table:table-cell office:value-type="float" office:value="99.850999999999999" table:style-name="ce10">
            <text:p>99,851</text:p>
          </table:table-cell>
          <table:table-cell office:value-type="float" office:value="99.91" table:style-name="ce10">
            <text:p>99,910</text:p>
          </table:table-cell>
          <table:table-cell office:value-type="float" office:value="99.846000000000004" table:style-name="ce10">
            <text:p>99,846</text:p>
          </table:table-cell>
          <table:table-cell office:value-type="float" office:value="99.484999999999999" table:style-name="ce10">
            <text:p>99,485</text:p>
          </table:table-cell>
          <table:table-cell office:value-type="float" office:value="99.484999999999999" table:style-name="ce10">
            <text:p>99,485</text:p>
          </table:table-cell>
          <table:table-cell office:value-type="float" office:value="99.495000000000005" table:style-name="ce10">
            <text:p>99,495</text:p>
          </table:table-cell>
          <table:table-cell office:value-type="float" office:value="99.353999999999999" table:style-name="ce10">
            <text:p>99,354</text:p>
          </table:table-cell>
          <table:table-cell office:value-type="float" office:value="99.742000000000004" table:style-name="ce11">
            <text:p>99,742</text:p>
          </table:table-cell>
          <table:table-cell table:number-columns-repeated="16370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rculano Araujo Rodrigues de Oliveira</meta:initial-creator>
    <dc:creator>Herculano Araujo Rodrigues de Oliveira</dc:creator>
    <meta:creation-date>2014-01-29T16:04:22Z</meta:creation-date>
    <dc:date>2018-01-09T18:55:02Z</dc:date>
    <meta:editing-cycles>3</meta:editing-cycles>
    <meta:editing-duration>PT8S</meta:editing-duration>
  </office:meta>
</office:document-meta>
</file>